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580000001F5754D91C06F322C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812cm" fo:margin-left="0cm" table:align="left" style:writing-mode="lr-tb"/>
    </style:style>
    <style:style style:name="Table1.A" style:family="table-column">
      <style:table-column-properties style:column-width="1.058cm"/>
    </style:style>
    <style:style style:name="Table1.B" style:family="table-column">
      <style:table-column-properties style:column-width="17.754cm"/>
    </style:style>
    <style:style style:name="Table1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1.A2" style:family="table-cell">
      <style:table-cell-properties style:vertical-align="top" fo:padding-left="0.176cm" fo:padding-right="0.176cm" fo:padding-top="0cm" fo:padding-bottom="0cm" fo:border="1pt solid #000000"/>
    </style:style>
    <style:style style:name="Table1.B2" style:family="table-cell">
      <style:table-cell-properties style:vertical-align="top" fo:padding-left="0.176cm" fo:padding-right="0.176cm" fo:padding-top="0cm" fo:padding-bottom="0cm" fo:border="1pt solid #000000"/>
    </style:style>
    <style:style style:name="Table1.A3" style:family="table-cell">
      <style:table-cell-properties style:vertical-align="top" fo:padding-left="0.176cm" fo:padding-right="0.176cm" fo:padding-top="0cm" fo:padding-bottom="0cm" fo:border="1pt solid #000000"/>
    </style:style>
    <style:style style:name="Table1.B3" style:family="table-cell">
      <style:table-cell-properties style:vertical-align="top" fo:padding-left="0.176cm" fo:padding-right="0.176cm" fo:padding-top="0cm" fo:padding-bottom="0cm" fo:border="1pt solid #000000"/>
    </style:style>
    <style:style style:name="Table1.A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4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5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6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A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1.B7" style:family="table-cell">
      <style:table-cell-properties style:vertical-align="top" fo:padding-left="0.176cm" fo:padding-right="0.176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8.812cm" fo:margin-left="0cm" table:align="left" style:writing-mode="lr-tb"/>
    </style:style>
    <style:style style:name="Table2.A" style:family="table-column">
      <style:table-column-properties style:column-width="1.058cm"/>
    </style:style>
    <style:style style:name="Table2.B" style:family="table-column">
      <style:table-column-properties style:column-width="17.754cm"/>
    </style:style>
    <style:style style:name="Table2.A1" style:family="table-cell">
      <style:table-cell-properties style:vertical-align="top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2.B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2.B2" style:family="table-cell">
      <style:table-cell-properties style:vertical-align="top" fo:padding-left="0.176cm" fo:padding-right="0.176cm" fo:padding-top="0cm" fo:padding-bottom="0cm" fo:border="1pt solid #000000"/>
    </style:style>
    <style:style style:name="Table2.B3" style:family="table-cell">
      <style:table-cell-properties style:vertical-align="top" fo:padding-left="0.176cm" fo:padding-right="0.176cm" fo:padding-top="0cm" fo:padding-bottom="0cm" fo:border="1pt solid #000000"/>
    </style:style>
    <style:style style:name="Table2.B4" style:family="table-cell">
      <style:table-cell-properties style:vertical-align="top" fo:padding-left="0.176cm" fo:padding-right="0.176cm" fo:padding-top="0cm" fo:padding-bottom="0cm" fo:border="1pt solid #000000"/>
    </style:style>
    <style:style style:name="Table2.B5" style:family="table-cell">
      <style:table-cell-properties style:vertical-align="top" fo:padding-left="0.176cm" fo:padding-right="0.176cm" fo:padding-top="0cm" fo:padding-bottom="0cm" fo:border="1pt solid #000000"/>
    </style:style>
    <style:style style:name="Table2.B6" style:family="table-cell">
      <style:table-cell-properties style:vertical-align="top" fo:padding-left="0.176cm" fo:padding-right="0.176cm" fo:padding-top="0cm" fo:padding-bottom="0cm" fo:border="1pt solid #000000"/>
    </style:style>
    <style:style style:name="Table2.B8" style:family="table-cell">
      <style:table-cell-properties style:vertical-align="top" fo:padding-left="0.176cm" fo:padding-right="0.176cm" fo:padding-top="0cm" fo:padding-bottom="0cm" fo:border="1pt solid #000000"/>
    </style:style>
    <style:style style:name="Table2.B9" style:family="table-cell">
      <style:table-cell-properties style:vertical-align="top" fo:padding-left="0.176cm" fo:padding-right="0.176cm" fo:padding-top="0cm" fo:padding-bottom="0cm" fo:border="1pt solid #000000"/>
    </style:style>
    <style:style style:name="Table2.B11" style:family="table-cell">
      <style:table-cell-properties style:vertical-align="top" fo:padding-left="0.176cm" fo:padding-right="0.176cm" fo:padding-top="0cm" fo:padding-bottom="0cm" fo:border="1pt solid #000000"/>
    </style:style>
    <style:style style:name="Table2.B13" style:family="table-cell">
      <style:table-cell-properties style:vertical-align="top" fo:padding-left="0.176cm" fo:padding-right="0.176cm" fo:padding-top="0cm" fo:padding-bottom="0cm" fo:border="1pt solid #000000"/>
    </style:style>
    <style:style style:name="Table3" style:family="table">
      <style:table-properties style:width="18.812cm" fo:margin-left="0cm" table:align="left" style:writing-mode="lr-tb"/>
    </style:style>
    <style:style style:name="Table3.A" style:family="table-column">
      <style:table-column-properties style:column-width="1.058cm"/>
    </style:style>
    <style:style style:name="Table3.B" style:family="table-column">
      <style:table-column-properties style:column-width="17.754cm"/>
    </style:style>
    <style:style style:name="Table3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3.A2" style:family="table-cell">
      <style:table-cell-properties style:vertical-align="top" fo:padding-left="0.176cm" fo:padding-right="0.176cm" fo:padding-top="0cm" fo:padding-bottom="0cm" fo:border="1pt solid #000000"/>
    </style:style>
    <style:style style:name="Table3.B2" style:family="table-cell">
      <style:table-cell-properties style:vertical-align="top" fo:padding-left="0.176cm" fo:padding-right="0.176cm" fo:padding-top="0cm" fo:padding-bottom="0cm" fo:border="1pt solid #000000"/>
    </style:style>
    <style:style style:name="Table3.A3" style:family="table-cell">
      <style:table-cell-properties style:vertical-align="top" fo:padding-left="0.176cm" fo:padding-right="0.176cm" fo:padding-top="0cm" fo:padding-bottom="0cm" fo:border="1pt solid #000000"/>
    </style:style>
    <style:style style:name="Table3.B3" style:family="table-cell">
      <style:table-cell-properties style:vertical-align="top" fo:padding-left="0.176cm" fo:padding-right="0.176cm" fo:padding-top="0cm" fo:padding-bottom="0cm" fo:border="1pt solid #000000"/>
    </style:style>
    <style:style style:name="Table4" style:family="table">
      <style:table-properties style:width="18.812cm" fo:margin-left="0cm" table:align="left" style:writing-mode="lr-tb"/>
    </style:style>
    <style:style style:name="Table4.A" style:family="table-column">
      <style:table-column-properties style:column-width="1.058cm"/>
    </style:style>
    <style:style style:name="Table4.B" style:family="table-column">
      <style:table-column-properties style:column-width="17.754cm"/>
    </style:style>
    <style:style style:name="Table4.A1" style:family="table-cell">
      <style:table-cell-properties style:vertical-align="top" fo:background-color="#000000" fo:padding-left="0.176cm" fo:padding-right="0.176cm" fo:padding-top="0cm" fo:padding-bottom="0cm" fo:border="1pt solid #000000">
        <style:background-image/>
      </style:table-cell-properties>
    </style:style>
    <style:style style:name="Table4.A2" style:family="table-cell">
      <style:table-cell-properties style:vertical-align="top" fo:padding-left="0.176cm" fo:padding-right="0.176cm" fo:padding-top="0cm" fo:padding-bottom="0cm" fo:border="1pt solid #000000"/>
    </style:style>
    <style:style style:name="Table4.B2" style:family="table-cell">
      <style:table-cell-properties style:vertical-align="top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3af95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2924a0" officeooo:paragraph-rsid="002924a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af950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0b255" officeooo:paragraph-rsid="0040b2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ffffff" style:text-line-through-style="none" style:text-line-through-type="none" style:font-name="Calibri" fo:font-size="11pt" fo:language="en" fo:country="US" fo:font-style="normal" style:text-underline-style="none" fo:font-weight="bold" officeooo:rsid="003e2723" officeooo:paragraph-rsid="003e2723" fo:background-color="#000000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officeooo:paragraph-rsid="003ca12c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4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1739"/>
    </style:style>
    <style:style style:name="P15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 officeooo:paragraph-rsid="00356060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language="en" fo:country="US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style:writing-mode="lr-tb"/>
      <style:text-properties fo:color="#666666" fo:language="en" fo:country="US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3e2723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a61c00" fo:language="en" fo:country="US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666666" fo:font-size="10pt" fo:language="en" fo:country="US" style:font-size-asian="10pt" style:font-size-complex="10pt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666666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 style:writing-mode="lr-tb"/>
      <style:text-properties fo:language="en" fo:country="US"/>
    </style:style>
    <style:style style:name="P23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4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44007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5" style:family="paragraph" style:parent-style-name="Standard">
      <style:paragraph-properties fo:margin-left="1.27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paragraph-rsid="002332e6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26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/>
    </style:style>
    <style:style style:name="P27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2027ff"/>
    </style:style>
    <style:style style:name="P28" style:family="paragraph" style:parent-style-name="Standard">
      <style:paragraph-properties fo:margin-top="0.101cm" fo:margin-bottom="0.101cm" loext:contextual-spacing="false" fo:line-height="115%" fo:break-before="auto" fo:break-after="auto" style:writing-mode="lr-tb"/>
      <style:text-properties fo:language="en" fo:country="US" officeooo:paragraph-rsid="0031d825"/>
    </style:style>
    <style:style style:name="P29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P30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fo:color="#a61c00" fo:language="en" fo:country="US"/>
    </style:style>
    <style:style style:name="P31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4392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101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439241" officeooo:paragraph-rsid="004392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6pt" fo:language="en" fo:country="US" style:font-size-asian="6pt" style:font-size-complex="6pt"/>
    </style:style>
    <style:style style:name="T4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ccc35"/>
    </style:style>
    <style:style style:name="T7" style:family="text">
      <style:text-properties fo:color="#666666"/>
    </style:style>
    <style:style style:name="T8" style:family="text">
      <style:text-properties fo:color="#666666" officeooo:rsid="001dbc88"/>
    </style:style>
    <style:style style:name="T9" style:family="text">
      <style:text-properties fo:color="#666666" officeooo:rsid="001ea099"/>
    </style:style>
    <style:style style:name="T10" style:family="text">
      <style:text-properties fo:color="#666666" officeooo:rsid="002027ff"/>
    </style:style>
    <style:style style:name="T11" style:family="text">
      <style:text-properties fo:color="#666666" fo:font-size="11pt" fo:font-weight="bold" style:font-size-asian="11pt" style:font-weight-asian="bold" style:font-size-complex="11pt" style:font-weight-complex="bold"/>
    </style:style>
    <style:style style:name="T12" style:family="text">
      <style:text-properties fo:color="#666666" fo:font-size="11pt" style:font-size-asian="11pt" style:font-size-complex="11pt"/>
    </style:style>
    <style:style style:name="T13" style:family="text">
      <style:text-properties fo:color="#666666" fo:font-size="11pt" officeooo:rsid="002027ff" style:font-size-asian="11pt" style:font-size-complex="11pt"/>
    </style:style>
    <style:style style:name="T14" style:family="text">
      <style:text-properties fo:color="#666666" fo:font-size="11pt" officeooo:rsid="001dbc88" style:font-size-asian="11pt" style:font-size-complex="11pt"/>
    </style:style>
    <style:style style:name="T15" style:family="text">
      <style:text-properties fo:color="#666666" fo:font-size="11pt" officeooo:rsid="00257c2a" style:font-size-asian="11pt" style:font-size-complex="11pt"/>
    </style:style>
    <style:style style:name="T1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3ca12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1pt" fo:font-style="normal" style:text-underline-style="none" fo:font-weight="normal" officeooo:rsid="00356060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1pt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0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09301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1" style:family="text">
      <style:text-properties fo:color="#000000" style:text-line-through-style="none" style:text-line-through-type="none" style:font-name="Calibri" fo:font-size="11pt" fo:font-style="normal" style:text-underline-style="none" fo:font-weight="bold" officeooo:rsid="00227052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2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027ff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1dbc88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57c2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75bae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Calibri" fo:font-size="11pt" fo:language="en" fo:country="US" fo:font-style="normal" style:text-underline-style="none" fo:font-weight="normal" officeooo:rsid="002a92bd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2027ff"/>
    </style:style>
    <style:style style:name="T30" style:family="text">
      <style:text-properties officeooo:rsid="002332e6"/>
    </style:style>
    <style:style style:name="T31" style:family="text">
      <style:text-properties officeooo:rsid="00244007"/>
    </style:style>
    <style:style style:name="T32" style:family="text">
      <style:text-properties officeooo:rsid="00257c2a"/>
    </style:style>
    <style:style style:name="T33" style:family="text">
      <style:text-properties officeooo:rsid="002924a0"/>
    </style:style>
    <style:style style:name="T34" style:family="text">
      <style:text-properties officeooo:rsid="003893d1"/>
    </style:style>
    <style:style style:name="T35" style:family="text">
      <style:text-properties officeooo:rsid="0040b255"/>
    </style:style>
    <style:style style:name="T36" style:family="text">
      <style:text-properties officeooo:rsid="00420f80"/>
    </style:style>
    <style:style style:name="T37" style:family="text">
      <style:text-properties officeooo:rsid="00421bda"/>
    </style:style>
    <style:style style:name="T38" style:family="text">
      <style:text-properties officeooo:rsid="00439db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6.5 Instance Name Field" form:control-implementation="ooo:com.sun.star.form.component.TextField" xml:id="control1" form:id="control1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2.5 Key Pair Field" form:control-implementation="ooo:com.sun.star.form.component.TextField" xml:id="control2" form:id="control2" form:tab-index="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3.5 Security Groups" form:control-implementation="ooo:com.sun.star.form.component.TextField" xml:id="control3" form:id="control3" form:tab-index="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21.5 IP Field" form:control-implementation="ooo:com.sun.star.form.component.TextField" xml:id="control4" form:id="control4" form:tab-index="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1" form:control-implementation="ooo:com.sun.star.form.component.CheckBox" xml:id="control5" form:id="control5" form:tab-index="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6" form:id="control6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4" form:control-implementation="ooo:com.sun.star.form.component.CheckBox" xml:id="control7" form:id="control7" form:tab-index="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6" form:control-implementation="ooo:com.sun.star.form.component.CheckBox" xml:id="control8" form:id="control8" form:tab-index="1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7" form:control-implementation="ooo:com.sun.star.form.component.CheckBox" xml:id="control9" form:id="control9" form:tab-index="1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8" form:control-implementation="ooo:com.sun.star.form.component.CheckBox" xml:id="control10" form:id="control10" form:tab-index="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9" form:control-implementation="ooo:com.sun.star.form.component.CheckBox" xml:id="control11" form:id="control11" form:tab-index="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0" form:control-implementation="ooo:com.sun.star.form.component.CheckBox" xml:id="control12" form:id="control12" form:tab-index="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5" form:control-implementation="ooo:com.sun.star.form.component.CheckBox" xml:id="control13" form:id="control13" form:tab-index="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1" form:control-implementation="ooo:com.sun.star.form.component.CheckBox" xml:id="control14" form:id="control14" form:tab-index="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" form:control-implementation="ooo:com.sun.star.form.component.CheckBox" xml:id="control15" form:id="control15" form:tab-index="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2" form:control-implementation="ooo:com.sun.star.form.component.CheckBox" xml:id="control16" form:id="control16" form:tab-index="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3.5" form:control-implementation="ooo:com.sun.star.form.component.CheckBox" xml:id="control17" form:id="control17" form:tab-index="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4" form:control-implementation="ooo:com.sun.star.form.component.CheckBox" xml:id="control18" form:id="control18" form:tab-index="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8" form:control-implementation="ooo:com.sun.star.form.component.CheckBox" xml:id="control19" form:id="control19" form:tab-index="3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9" form:control-implementation="ooo:com.sun.star.form.component.CheckBox" xml:id="control20" form:id="control20" form:tab-index="3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0" form:control-implementation="ooo:com.sun.star.form.component.CheckBox" xml:id="control21" form:id="control21" form:tab-index="3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1" form:control-implementation="ooo:com.sun.star.form.component.CheckBox" xml:id="control22" form:id="control22" form:tab-index="3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2" form:control-implementation="ooo:com.sun.star.form.component.CheckBox" xml:id="control23" form:id="control23" form:tab-index="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7.5 Flavor Field" form:control-implementation="ooo:com.sun.star.form.component.TextField" xml:id="control24" form:id="control24" form:tab-index="13" form:current-value="m2.tiny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8.5 Instance Count Field" form:control-implementation="ooo:com.sun.star.form.component.TextField" xml:id="control25" form:id="control25" form:tab-index="15" form:current-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9.5 Instance Boot Source Field" form:control-implementation="ooo:com.sun.star.form.component.TextField" xml:id="control26" form:id="control26" form:tab-index="17" form:current-value="Boot from snapsho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text form:name="10.5 Image Name Field" form:control-implementation="ooo:com.sun.star.form.component.TextField" xml:id="control27" form:id="control27" form:tab-index="19" form:current-value="res_os_drupa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nter your key pair name in this field"/>
              <form:property form:property-name="ObjIDinMSO" office:value-type="float" office:value="65535"/>
            </form:properties>
          </form:text>
          <form:checkbox form:name="2" form:control-implementation="ooo:com.sun.star.form.component.CheckBox" xml:id="control28" form:id="control28" form:tab-index="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29" form:id="control29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3" form:control-implementation="ooo:com.sun.star.form.component.CheckBox" xml:id="control30" form:id="control30" form:tab-index="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Checklist: Launching your Drupal Instance in the Cloud</text:p>
      <text:p text:style-name="P19"/>
      <text:p text:style-name="P16"><text:span text:style-name="T7">This checklist describes the steps that need to be taken to launch a server running </text:span><text:span text:style-name="T10">the Drupal</text:span><text:span text:style-name="T9"> content </text:span><text:span text:style-name="T10">management</text:span><text:span text:style-name="T7"> </text:span><text:span text:style-name="T8">server</text:span><text:span text:style-name="T7"> on the NeCTAR cloud</text:span>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Bring up the launch instance dialogue:</text:p>
          </table:table-cell>
        </table:table-row>
        <table:table-row>
          <table:table-cell table:style-name="Table1.A2" office:value-type="string">
            <text:p text:style-name="P2"><draw:control text:anchor-type="as-char" draw:z-index="4" draw:style-name="gr2" draw:text-style-name="P34" svg:width="0.466cm" svg:height="0.563cm" draw:control="control5"/></text:p>
          </table:table-cell>
          <table:table-cell table:style-name="Table1.B2" office:value-type="string">
            <text:p text:style-name="P12"><text:span text:style-name="T22">In a web browser navigate to </text:span><text:span text:style-name="T27">the Dashboard home </text:span><text:span text:style-name="T16">(</text:span><text:a xlink:type="simple" xlink:href="https://dashboard.rc.nectar.org.au/" text:style-name="Internet_20_link" text:visited-style-name="Visited_20_Internet_20_Link">https://dashboard.rc.nectar.org.au</text:a><text:span text:style-name="T16">) </text:span></text:p>
          </table:table-cell>
        </table:table-row>
        <table:table-row>
          <table:table-cell table:style-name="Table1.A3" office:value-type="string">
            <text:p text:style-name="P3"><draw:control text:anchor-type="as-char" draw:z-index="28" draw:style-name="gr2" draw:text-style-name="P34" svg:width="0.466cm" svg:height="0.563cm" draw:control="control28"/></text:p>
          </table:table-cell>
          <table:table-cell table:style-name="Table1.B3" office:value-type="string">
            <text:p text:style-name="P6">Select the “<text:span text:style-name="T35">Images</text:span>” menu item (<text:a xlink:type="simple" xlink:href="https://dashboard.rc.nectar.org.au/project/images/" text:style-name="Internet_20_link" text:visited-style-name="Visited_20_Internet_20_Link"><text:span text:style-name="T35">https://dashboard.rc.nectar.org.au/project/images/</text:span></text:a><text:span text:style-name="T35">)</text:span></text:p>
          </table:table-cell>
        </table:table-row>
        <table:table-row>
          <table:table-cell table:style-name="Table1.A6" office:value-type="string">
            <text:p text:style-name="P31"><draw:control text:anchor-type="as-char" draw:z-index="30" draw:style-name="gr2" draw:text-style-name="P34" svg:width="0.466cm" svg:height="0.563cm" draw:control="control30"/></text:p>
          </table:table-cell>
          <table:table-cell table:style-name="Table1.B6" office:value-type="string">
            <text:p text:style-name="P32">Select the “Public” <text:span text:style-name="T38">filter</text:span></text:p>
          </table:table-cell>
        </table:table-row>
        <table:table-row>
          <table:table-cell table:style-name="Table1.A6" office:value-type="string">
            <text:p text:style-name="P4"><draw:control text:anchor-type="as-char" draw:z-index="29" draw:style-name="gr2" draw:text-style-name="P34" svg:width="0.466cm" svg:height="0.563cm" draw:control="control29"/></text:p>
          </table:table-cell>
          <table:table-cell table:style-name="Table1.B6" office:value-type="string">
            <text:p text:style-name="P7">Find the image named “<text:span text:style-name="T28">res_os_drupal7</text:span>”</text:p>
          </table:table-cell>
        </table:table-row>
        <table:table-row>
          <table:table-cell table:style-name="Table1.A6" office:value-type="string">
            <text:p text:style-name="P2"><draw:control text:anchor-type="as-char" draw:z-index="5" draw:style-name="gr2" draw:text-style-name="P34" svg:width="0.466cm" svg:height="0.563cm" draw:control="control6"/></text:p>
          </table:table-cell>
          <table:table-cell table:style-name="Table1.B6" office:value-type="string">
            <text:p text:style-name="P1">Press the “Launch Instance” button <text:span text:style-name="T36">next to it</text:span></text:p>
          </table:table-cell>
        </table:table-row>
        <table:table-row>
          <table:table-cell table:style-name="Table1.A7" office:value-type="string">
            <text:p text:style-name="P2"><draw:control text:anchor-type="as-char" draw:z-index="6" draw:style-name="gr2" draw:text-style-name="P34" svg:width="0.466cm" svg:height="0.563cm" draw:control="control7"/></text:p>
          </table:table-cell>
          <table:table-cell table:style-name="Table1.B7" office:value-type="string">
            <text:p text:style-name="P5">A dialogue titled “Launch Instance” is shown</text:p>
          </table:table-cell>
        </table:table-row>
      </table:table>
      <text:p text:style-name="P2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draw:control text:anchor-type="as-char" draw:z-index="12" draw:style-name="gr2" draw:text-style-name="P34" svg:width="0.466cm" svg:height="0.563cm" draw:control="control13"/></text:p>
          </table:table-cell>
          <table:table-cell table:style-name="Table2.B1" office:value-type="string">
            <text:p text:style-name="P9"><text:span text:style-name="T30">Go to the “D</text:span>etails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7" draw:style-name="gr2" draw:text-style-name="P34" svg:width="0.466cm" svg:height="0.563cm" draw:control="control8"/></text:p>
          </table:table-cell>
          <table:table-cell table:style-name="Table2.B2" office:value-type="string">
            <text:p text:style-name="P8">Enter a meaningful name in the Instance Name fiel<text:span text:style-name="T30">d, e.g.: “DrupalCMS”</text:span></text:p>
            <text:p text:style-name="P25">The name you entered was: <draw:control text:anchor-type="as-char" svg:y="-0.443cm" draw:z-index="0" draw:style-name="gr1" draw:text-style-name="P33" svg:width="10.999cm" svg:height="0.703cm" draw:control="control1"/></text:p>
          </table:table-cell>
        </table:table-row>
        <table:table-row>
          <table:table-cell table:style-name="Table2.A1" office:value-type="string">
            <text:p text:style-name="P2"><draw:control text:anchor-type="as-char" draw:z-index="8" draw:style-name="gr2" draw:text-style-name="P34" svg:width="0.466cm" svg:height="0.563cm" draw:control="control9"/></text:p>
          </table:table-cell>
          <table:table-cell table:style-name="Table2.B3" office:value-type="string">
            <text:p text:style-name="P14"><text:span text:style-name="T17">The Flavor is: </text:span><text:span text:style-name="T21"><draw:control text:anchor-type="as-char" svg:y="-0.443cm" draw:z-index="24" draw:style-name="gr1" draw:text-style-name="P34" svg:width="10.999cm" svg:height="0.703cm" draw:control="control24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9" draw:style-name="gr2" draw:text-style-name="P34" svg:width="0.466cm" svg:height="0.563cm" draw:control="control10"/></text:p>
          </table:table-cell>
          <table:table-cell table:style-name="Table2.B4" office:value-type="string">
            <text:p text:style-name="P14"><text:span text:style-name="T17">The Instance Count is: </text:span><text:span text:style-name="T19"><draw:control text:anchor-type="as-char" svg:y="-0.443cm" draw:z-index="25" draw:style-name="gr1" draw:text-style-name="P34" svg:width="9.619cm" svg:height="0.703cm" draw:control="control25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0" draw:style-name="gr2" draw:text-style-name="P34" svg:width="0.466cm" svg:height="0.563cm" draw:control="control11"/></text:p>
          </table:table-cell>
          <table:table-cell table:style-name="Table2.B5" office:value-type="string">
            <text:p text:style-name="P15"><text:span text:style-name="T17">The Instance Boot Source is: </text:span><text:span text:style-name="T19"><draw:control text:anchor-type="as-char" svg:y="-0.443cm" draw:z-index="26" draw:style-name="gr1" draw:text-style-name="P34" svg:width="8.654cm" svg:height="0.703cm" draw:control="control26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1" draw:style-name="gr2" draw:text-style-name="P34" svg:width="0.466cm" svg:height="0.563cm" draw:control="control12"/></text:p>
          </table:table-cell>
          <table:table-cell table:style-name="Table2.B6" office:value-type="string">
            <text:p text:style-name="P15"><text:span text:style-name="T17">The Image Name is</text:span><text:span text:style-name="T18">:</text:span><text:span text:style-name="T17"> </text:span><text:span text:style-name="T20"><draw:control text:anchor-type="as-char" svg:y="-0.443cm" draw:z-index="27" draw:style-name="gr1" draw:text-style-name="P34" svg:width="8.654cm" svg:height="0.703cm" draw:control="control27"/>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3" draw:style-name="gr2" draw:text-style-name="P34" svg:width="0.466cm" svg:height="0.563cm" draw:control="control14"/></text:p>
          </table:table-cell>
          <table:table-cell table:style-name="Table2.B1" office:value-type="string">
            <text:p text:style-name="P9"><text:span text:style-name="T30">Go to the “</text:span>Access &amp; Security” tab:</text:p>
          </table:table-cell>
        </table:table-row>
        <table:table-row>
          <table:table-cell table:style-name="Table2.A1" office:value-type="string">
            <text:p text:style-name="P2"><draw:control text:anchor-type="as-char" draw:z-index="15" draw:style-name="gr2" draw:text-style-name="P34" svg:width="0.466cm" svg:height="0.563cm" draw:control="control16"/></text:p>
          </table:table-cell>
          <table:table-cell table:style-name="Table2.B8" office:value-type="string">
            <text:p text:style-name="P8">Select a key pair to ssh into this instance with <text:span text:style-name="T33">(the one you have just created would be good)</text:span></text:p>
            <text:p text:style-name="P24"><text:span text:style-name="T31">T</text:span>he <text:span text:style-name="T31">key pair</text:span> you <text:span text:style-name="T31">selected</text:span> was: <draw:control text:anchor-type="as-char" svg:y="-0.443cm" draw:z-index="1" draw:style-name="gr1" draw:text-style-name="P33" svg:width="10.999cm" svg:height="0.703cm" draw:control="control2"/></text:p>
          </table:table-cell>
        </table:table-row>
        <table:table-row>
          <table:table-cell table:style-name="Table2.A1" office:value-type="string">
            <text:p text:style-name="P2"><draw:control text:anchor-type="as-char" draw:z-index="16" draw:style-name="gr2" draw:text-style-name="P34" svg:width="0.466cm" svg:height="0.563cm" draw:control="control17"/></text:p>
          </table:table-cell>
          <table:table-cell table:style-name="Table2.B9" office:value-type="string">
            <text:p text:style-name="P8">Selected appropriate security groups for this instance (must allow ingress on ports 80 and 22 – <text:span text:style-name="T34">the one you have just created would be good</text:span>)</text:p>
            <text:p text:style-name="P23">The security group<text:span text:style-name="T37">(</text:span>s<text:span text:style-name="T37">)</text:span> you selected were:</text:p>
            <text:p text:style-name="P24"><draw:control text:anchor-type="as-char" svg:y="-0.443cm" draw:z-index="2" draw:style-name="gr1" draw:text-style-name="P33" svg:width="15.848cm" svg:height="0.703cm" draw:control="control3"/></text:p>
          </table:table-cell>
        </table:table-row>
        <table:table-row>
          <table:table-cell table:style-name="Table2.A1" office:value-type="string">
            <text:p text:style-name="P2"><draw:control text:anchor-type="as-char" draw:z-index="14" draw:style-name="gr2" draw:text-style-name="P34" svg:width="0.466cm" svg:height="0.563cm" draw:control="control15"/></text:p>
          </table:table-cell>
          <table:table-cell table:style-name="Table2.B1" office:value-type="string">
            <text:p text:style-name="P9"><text:span text:style-name="T32">Go to the “</text:span>Availability Zone” <text:span text:style-name="T32">tab</text:span>:</text:p>
          </table:table-cell>
        </table:table-row>
        <table:table-row>
          <table:table-cell table:style-name="Table2.A1" office:value-type="string">
            <text:p text:style-name="P2"><draw:control text:anchor-type="as-char" draw:z-index="17" draw:style-name="gr2" draw:text-style-name="P34" svg:width="0.466cm" svg:height="0.563cm" draw:control="control18"/></text:p>
          </table:table-cell>
          <table:table-cell table:style-name="Table2.B11" office:value-type="string">
            <text:p text:style-name="P13"><text:span text:style-name="T17">The default Availability Zone option of </text:span><text:span text:style-name="T19">(Any availability zone)</text:span><text:span text:style-name="T17"> is selected</text:span></text:p>
          </table:table-cell>
        </table:table-row>
        <table:table-row>
          <table:table-cell table:style-name="Table2.A1" office:value-type="string">
            <text:p text:style-name="P2"><draw:control text:anchor-type="as-char" draw:z-index="18" draw:style-name="gr2" draw:text-style-name="P34" svg:width="0.466cm" svg:height="0.563cm" draw:control="control19"/></text:p>
          </table:table-cell>
          <table:table-cell table:style-name="Table2.B1" office:value-type="string">
            <text:p text:style-name="P10">Create <text:span text:style-name="T37">your</text:span> computer on the cloud:</text:p>
          </table:table-cell>
        </table:table-row>
        <table:table-row>
          <table:table-cell table:style-name="Table2.A1" office:value-type="string">
            <text:p text:style-name="P2"><draw:control text:anchor-type="as-char" draw:z-index="19" draw:style-name="gr2" draw:text-style-name="P34" svg:width="0.466cm" svg:height="0.563cm" draw:control="control20"/></text:p>
          </table:table-cell>
          <table:table-cell table:style-name="Table2.B13" office:value-type="string">
            <text:p text:style-name="P18">Press the “Launch” button…</text:p>
          </table:table-cell>
        </table:table-row>
      </table:table>
      <text:p text:style-name="P28"/>
      <text:p text:style-name="P26">Once launched (Status is <text:span text:style-name="T28">Active</text:span>), click on the instance name and confirm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9"><text:span text:style-name="T33">On the Instances “</text:span>Overview” tab:</text:p>
          </table:table-cell>
        </table:table-row>
        <table:table-row>
          <table:table-cell table:style-name="Table3.A2" office:value-type="string">
            <text:p text:style-name="P2"><draw:control text:anchor-type="as-char" draw:z-index="20" draw:style-name="gr2" draw:text-style-name="P34" svg:width="0.466cm" svg:height="0.563cm" draw:control="control21"/></text:p>
          </table:table-cell>
          <table:table-cell table:style-name="Table3.B2" office:value-type="string">
            <text:p text:style-name="P8">The values selected in launching the instance above match the values displayed...</text:p>
          </table:table-cell>
        </table:table-row>
        <table:table-row>
          <table:table-cell table:style-name="Table3.A3" office:value-type="string">
            <text:p text:style-name="P2"><draw:control text:anchor-type="as-char" draw:z-index="21" draw:style-name="gr2" draw:text-style-name="P34" svg:width="0.466cm" svg:height="0.563cm" draw:control="control22"/></text:p>
          </table:table-cell>
          <table:table-cell table:style-name="Table3.B3" office:value-type="string">
            <text:p text:style-name="P8">The IP address for the instance is: <draw:control text:anchor-type="as-char" svg:y="-0.443cm" draw:z-index="3" draw:style-name="gr1" draw:text-style-name="P33" svg:width="6.504cm" svg:height="0.703cm" draw:control="control4"/></text:p>
          </table:table-cell>
        </table:table-row>
      </table:table>
      <text:p text:style-name="P27">Build a url to place in your browser by prepending “http://”<text:span text:style-name="T29"> to the IP address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9">URL works:</text:p>
          </table:table-cell>
        </table:table-row>
        <table:table-row>
          <table:table-cell table:style-name="Table4.A2" office:value-type="string">
            <text:p text:style-name="P2"><draw:control text:anchor-type="as-char" draw:z-index="22" draw:style-name="gr2" draw:text-style-name="P34" svg:width="0.466cm" svg:height="0.563cm" draw:control="control23"/></text:p>
          </table:table-cell>
          <table:table-cell table:style-name="Table4.B2" office:value-type="string">
            <text:p text:style-name="P11"><text:span text:style-name="T22">When visiting the constructed URL (along the lines of “</text:span><text:span text:style-name="T5">http://144.6.255.19</text:span><text:span text:style-name="T6">8</text:span><text:span text:style-name="T22">”) </text:span><text:span text:style-name="T23">a web page</text:span><text:span text:style-name="T24"> opens in your browser, </text:span><text:span text:style-name="T25">and shows a photograph of the </text:span><text:span text:style-name="T26">R</text:span><text:span text:style-name="T25">esearch </text:span><text:span text:style-name="T26">K</text:span><text:span text:style-name="T25">at.</text:span></text:p>
          </table:table-cell>
        </table:table-row>
      </table:table>
      <text:p text:style-name="P21"/>
      <text:p text:style-name="P22"><text:span text:style-name="T11">Congratulations!</text:span><text:span text:style-name="T12"> You have just spun a highly powered </text:span><text:span text:style-name="T13">content management</text:span><text:span text:style-name="T14"> </text:span><text:span text:style-name="T13">system</text:span><text:span text:style-name="T14">. </text:span><text:span text:style-name="T15">The world awaits your Kitten re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3" style:display-name="Heading 3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4" style:display-name="Heading 4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5" style:display-name="Heading 5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Heading_20_6" style:display-name="Heading 6" style:family="paragraph" style:parent-style-name="Standard" style:class="text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Subtitle" style:family="paragraph" style:parent-style-name="Standard" style:class="chapter">
      <style:paragraph-properties fo:margin-top="0cm" fo:margin-bottom="0cm" loext:contextual-spacing="false" fo:line-height="115%" fo:break-before="auto" fo:break-after="auto" style:writing-mode="lr-tb"/>
      <style:text-properties fo:color="#000000" style:font-name="Arial" fo:font-family="Arial" style:font-family-generic="swiss" style:font-pitch="variable" fo:font-size="11pt" fo:font-style="normal" style:font-name-asian="Arial" style:font-family-asian="Arial" style:font-family-generic-asian="swiss" style:font-pitch-asian="variable" style:font-size-asian="11pt" style:font-style-asian="normal" style:font-name-complex="Arial" style:font-family-complex="Arial" style:font-family-generic-complex="swiss" style:font-pitch-complex="variable" style:font-size-complex="11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officeooo:paragraph-rsid="00331eca"/>
    </style:style>
    <style:style style:name="MT1" style:family="text">
      <style:text-properties fo:font-size="10pt" fo:language="en" fo:country="US" style:font-size-asian="10pt" style:font-size-complex="10pt"/>
    </style:style>
    <style:style style:name="MT2" style:family="text">
      <style:text-properties fo:font-size="6pt" fo:language="en" fo:country="US" style:font-size-asian="6pt" style:font-size-complex="6pt"/>
    </style:style>
    <style:style style:name="MT3" style:family="text">
      <style:text-properties fo:color="#000080" fo:font-size="6pt" fo:language="en" fo:country="US" style:text-underline-style="solid" style:text-underline-width="auto" style:text-underline-color="font-color" style:font-size-asian="6pt" style:font-size-complex="6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5.56cm" style:num-format="1" style:print-orientation="portrait" fo:margin-top="1.27cm" fo:margin-bottom="1.249cm" fo:margin-left="1.27cm" fo:margin-right="1.27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21cm" fo:margin-left="0cm" fo:margin-right="0cm" fo:margin-top="0.021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a xlink:type="simple" xlink:href="http://creativecommons.org/licenses/by/4.0/"><draw:frame draw:style-name="Mfr1" draw:name="HTTP://CREATIVECOMMONS.ORG/LICENSES/BY/4.0/" text:anchor-type="paragraph" svg:x="16.771cm" svg:width="1.746cm" svg:height="0.616cm" draw:z-index="23"><draw:image xlink:href="Pictures/10000201000000580000001F5754D91C06F322C0.png" xlink:type="simple" xlink:show="embed" xlink:actuate="onLoad"/></draw:frame></draw:a><text:span text:style-name="MT1"><text:tab/><text:tab/><text:tab/><text:tab/><text:tab/></text:span><text:span text:style-name="MT2">This work is licensed under a</text:span><text:a xlink:type="simple" xlink:href="http://creativecommons.org/licenses/by/4.0/" text:style-name="Internet_20_link" text:visited-style-name="Visited_20_Internet_20_Link"><text:span text:style-name="MT2"> </text:span></text:a><text:a xlink:type="simple" xlink:href="http://creativecommons.org/licenses/by/4.0/" text:style-name="Internet_20_link" text:visited-style-name="Visited_20_Internet_20_Link"><text:span text:style-name="MT3">Creative</text:span></text:a><text:span text:style-name="MT3"> </text:span><text:a xlink:type="simple" xlink:href="http://creativecommons.org/licenses/by/4.0/" text:style-name="Internet_20_link" text:visited-style-name="Visited_20_Internet_20_Link"><text:span text:style-name="MT3">Commons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Attribution</text:span></text:a><text:a xlink:type="simple" xlink:href="http://creativecommons.org/licenses/by/4.0/" text:style-name="Internet_20_link" text:visited-style-name="Visited_20_Internet_20_Link"><text:span text:style-name="MT3"> 4.0 </text:span></text:a><text:a xlink:type="simple" xlink:href="http://creativecommons.org/licenses/by/4.0/" text:style-name="Internet_20_link" text:visited-style-name="Visited_20_Internet_20_Link"><text:span text:style-name="MT3">International</text:span></text:a><text:a xlink:type="simple" xlink:href="http://creativecommons.org/licenses/by/4.0/" text:style-name="Internet_20_link" text:visited-style-name="Visited_20_Internet_20_Link"><text:span text:style-name="MT3"> </text:span></text:a><text:a xlink:type="simple" xlink:href="http://creativecommons.org/licenses/by/4.0/" text:style-name="Internet_20_link" text:visited-style-name="Visited_20_Internet_20_Link"><text:span text:style-name="MT3">License</text:span></text:a><text:span text:style-name="MT2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MacOSX_X86_64 LibreOffice_project/e5f16313668ac592c1bfb310f4390624e3dbfb75</meta:generator>
    <dc:title/>
    <meta:initial-creator/>
    <meta:editing-cycles>39</meta:editing-cycles>
    <dc:date>2016-01-22T15:03:23.075578000</dc:date>
    <meta:editing-duration>PT1H18M41S</meta:editing-duration>
    <dc:creator>Martin Paulo</dc:creator>
    <meta:document-statistic meta:table-count="4" meta:image-count="1" meta:object-count="0" meta:page-count="1" meta:paragraph-count="57" meta:word-count="311" meta:character-count="1937" meta:non-whitespace-character-count="1646"/>
  </office:meta>
</office:document-meta>
</file>